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b48" officeooo:paragraph-rsid="00188b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 – plan</text:p>
      <text:p text:style-name="P1"/>
      <text:p text:style-name="P1">Backend – 10.12.3.170<text:line-break/><text:tab/>uno : Passord17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09:42:01.159928509</meta:creation-date>
    <dc:date>2024-04-03T09:42:48.101624025</dc:date>
    <meta:editing-duration>PT47S</meta:editing-duration>
    <meta:editing-cycles>1</meta:editing-cycles>
    <meta:document-statistic meta:table-count="0" meta:image-count="0" meta:object-count="0" meta:page-count="1" meta:paragraph-count="2" meta:word-count="7" meta:character-count="48" meta:non-whitespace-character-count="40"/>
    <meta:generator>LibreOffice/7.3.7.2$Linux_X86_64 LibreOffice_project/30$Build-2</meta:generator>
  </office:meta>
</office:document-meta>
</file>